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style:font-name="Arial" fo:font-size="12pt" style:font-size-asian="12pt" style:font-size-complex="12pt"/>
    </style:style>
    <style:style style:name="P2" style:family="paragraph" style:parent-style-name="Preformatted_20_Text">
      <style:text-properties style:font-name="Arial" fo:font-size="12pt" fo:font-weight="bold" style:font-size-asian="12pt" style:font-weight-asian="bold" style:font-size-complex="12pt" style:font-weight-complex="bold"/>
    </style:style>
    <style:style style:name="P3" style:family="paragraph" style:parent-style-name="Preformatted_20_Text">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Preformatted_20_Text">
      <style:text-properties style:font-name="Arial" fo:font-size="12pt" fo:background-color="#0000ff" style:font-size-asian="12pt" style:font-size-complex="12pt"/>
    </style:style>
    <style:style style:name="P5" style:family="paragraph" style:parent-style-name="Preformatted_20_Text">
      <style:text-properties style:font-name="Arial" fo:font-size="12pt" fo:background-color="#00ffff" style:font-size-asian="12pt" style:font-size-complex="12pt"/>
    </style:style>
    <style:style style:name="P6" style:family="paragraph" style:parent-style-name="Preformatted_20_Text">
      <style:text-properties style:font-name="Arial" fo:font-size="12pt" style:text-underline-style="none" fo:font-weight="normal" style:font-size-asian="12pt" style:font-weight-asian="normal" style:font-size-complex="12pt" style:font-weight-complex="normal"/>
    </style:style>
    <style:style style:name="P7" style:family="paragraph" style:parent-style-name="Preformatted_20_Text">
      <style:text-properties style:font-name="Arial" fo:font-size="12pt" style:text-underline-style="none" fo:font-weight="bold" style:font-size-asian="12pt" style:font-weight-asian="bold" style:font-size-complex="12pt" style:font-weight-complex="bold"/>
    </style:style>
    <style:style style:name="P8" style:family="paragraph" style:parent-style-name="Preformatted_20_Text">
      <style:text-properties style:font-name="Arial" fo:font-size="12pt" style:text-underline-style="none" style:font-size-asian="12pt" style:font-size-complex="12pt"/>
    </style:style>
    <style:style style:name="P9" style:family="paragraph" style:parent-style-name="Preformatted_20_Text">
      <style:text-properties style:font-name="Arial" fo:font-size="12pt" fo:font-style="normal" fo:font-weight="normal" fo:background-color="#ffff00" style:font-size-asian="12pt" style:font-style-asian="normal" style:font-weight-asian="normal" style:font-size-complex="12pt" style:font-style-complex="normal" style:font-weight-complex="normal"/>
    </style:style>
    <style:style style:name="P10" style:family="paragraph" style:parent-style-name="Preformatted_20_Text">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Preformatted_20_Text">
      <style:text-properties style:font-name="Arial" fo:font-size="16pt" style:text-underline-style="solid" style:text-underline-width="auto" style:text-underline-color="font-color" fo:font-weight="bold" style:font-size-asian="16pt" style:font-weight-asian="bold" style:font-size-complex="16pt" style:font-weight-complex="bold"/>
    </style:style>
    <style:style style:name="P12" style:family="paragraph" style:parent-style-name="Preformatted_20_Text">
      <style:text-properties style:font-name="Arial" fo:font-size="16pt" style:text-underline-style="none" fo:font-weight="normal" style:font-size-asian="16pt" style:font-weight-asian="normal" style:font-size-complex="16pt" style:font-weight-complex="normal"/>
    </style:style>
    <style:style style:name="P13" style:family="paragraph" style:parent-style-name="Preformatted_20_Text">
      <style:paragraph-properties fo:background-color="#ffffff">
        <style:background-image/>
      </style:paragraph-properties>
      <style:text-properties style:font-name="Arial" fo:font-size="12pt" style:font-size-asian="12pt" style:font-size-complex="12pt"/>
    </style:style>
    <style:style style:name="P14" style:family="paragraph" style:parent-style-name="Preformatted_20_Text">
      <style:paragraph-properties fo:break-before="page"/>
      <style:text-properties style:font-name="Arial" fo:font-size="16pt" style:text-underline-style="solid" style:text-underline-width="auto" style:text-underline-color="font-color" fo:font-weight="bold" style:font-size-asian="16pt" style:font-weight-asian="bold" style:font-size-complex="16pt" style:font-weight-complex="bold"/>
    </style:style>
    <style:style style:name="P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style:font-style-asian="italic" style:font-style-complex="italic"/>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fo:font-weight="normal" fo:background-color="#00ffff"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background-color="#ffff00"/>
    </style:style>
    <style:style style:name="T9" style:family="text">
      <style:text-properties fo:color="#000000" style:font-name="Times New Roman"/>
    </style:style>
    <style:style style:name="T10" style:family="text">
      <style:text-properties fo:background-color="#00ffff"/>
    </style:style>
    <style:style style:name="T11" style:family="text">
      <style:text-properties style:text-line-through-style="solid"/>
    </style:style>
    <style:style style:name="T12" style:family="text">
      <style:text-properties style:text-underline-style="none"/>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fo:background-color="#00ffff" style:font-weight-asian="normal" style:font-weight-complex="normal"/>
    </style:style>
    <style:style style:name="T15" style:family="text">
      <style:text-properties style:text-underline-style="none" fo:font-weight="normal" fo:background-color="#ffff00" style:font-weight-asian="normal" style:font-weight-complex="normal"/>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use-window-font-color="true" style:text-outline="false" style:text-line-through-style="none" style:text-position="0% 100%" style:font-name="Segoe UI" fo:font-size="10pt" fo:letter-spacing="normal" fo:language="dz" fo:country="BT"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 style:font-size-complex="12pt" style:language-complex="dz" style:country-complex="BT"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EAD IMPORT FROM BUGS</text:p>
      <text:p text:style-name="P6"/>
      <text:p text:style-name="P7">Prelliminary Notes:</text:p>
      <text:p text:style-name="P6">I've started working on this document which will be an overview instructional about how to approach the transfer process. <text:s/>It would be great to have your opinion as to whether or not it makes sense. <text:s/>The bulk of the work that is new here is on the location data that has changed between master version 5 and 6. <text:s/>Once the new SEAD_BUGS is created from the template, jump to section 02_SEAD_Imports (00_configuration and 01_access_exports give the background on how this template was populated with Bugs data).</text:p>
      <text:p text:style-name="P6"/>
      <text:p text:style-name="P6">The zip file with folder structure attached with this file holds the scripts from the project to date. <text:s/>This is just the putting it all together part of the process. <text:s/>Please let me know what you think about the structure, if it is clear (with respect to the new location data in particular) as I plan to put the whole thing together like this.</text:p>
      <text:p text:style-name="P6"/>
      <text:p text:style-name="P11">Background</text:p>
      <text:p text:style-name="P6"/>
      <text:p text:style-name="P6">This document serves as a guide for handling the configuration and execution of transferring the Bugs data from Microsoft Access 2003 to PostGres 9.1. <text:s/>In the configuration section, all necessary install and configuration procedures are described in order to speed the install and set-up process. <text:s/>The Access section describes the way to transfer the Bugs tables to a fresh Sead Bugs database, the Bugs tables being represented as “tbl_bugs_t*” for each of the 41 tables in Bugs. <text:s/>These two sections have been collapsed into a template database which is updatable according to Sead structure (at the time of writing the Sead master copy is M6_19 and a basic template with all Sead structural changes – see below – can be found on the Snares server).</text:p>
      <text:p text:style-name="P6"/>
      <text:p text:style-name="P6">The third section covers “once-only” structural changes and more importantly the bulk of the transfers from Bugs tables to Sead tables.</text:p>
      <text:p text:style-name="P3"/>
      <text:p text:style-name="P3">00_Configuration</text:p>
      <text:p text:style-name="P1"/>
      <text:p text:style-name="P1">This gives the instructions for beginning a fresh import from the first time and includes the software installs and initial processes to run an import on a new machine. <text:s/>Includes connections and software installs.</text:p>
      <text:p text:style-name="P1"/>
      <text:p text:style-name="P1">The structural and data changes need to be made before creating the template to use for BUGS import in the 00_Access_Export query set. <text:s/>Note that for imports after the initial iteration of BUGS imports there will be data in the newest template made. <text:s/>These are once-only changes and need to be reviewed as structural or strucutrally related data imports are modified between import iterations.</text:p>
      <text:p text:style-name="P1"/>
      <text:p text:style-name="P1">For example, at the SEAD_MASTER_6 instance of empty data there will be changes to tbl_taxa_synonyms, creation of tbl_bugs_biblio and a new taxonomic system created for reviewing possible duplicate taxons. <text:s/>These will then be rolled over so that for future iterations of import (eg, SEAD_MASTER_7) these changes will not be needed as they have already been implemented.</text:p>
      <text:p text:style-name="P1"/>
      <text:p text:style-name="P1">TODO:</text:p>
      <text:p text:style-name="P1">1. <text:s/>Create the database from the latest version of SEAD</text:p>
      <text:p text:style-name="P1">Need to set the process for pulling down the latest (empty version of SEAD from snares).</text:p>
      <text:p text:style-name="P1"><text:soft-page-break/>2. <text:s/>For using an existing set of data with a new structure make sure to either import the data accross or to ensure that the new structure doesn't conflict with existing data.</text:p>
      <text:p text:style-name="P1">3. <text:s/>Getting started:</text:p>
      <text:p text:style-name="P1">Drop any SEAD_BUGS table and recreate it using the SEAD_BUGS_M6_19_TEMPLATE</text:p>
      <text:p text:style-name="P1"/>
      <text:p text:style-name="P1">--DROP DATABASE "SEAD_BUGS";</text:p>
      <text:p text:style-name="P1"/>
      <text:p text:style-name="P1">CREATE DATABASE "SEAD_BUGS" TEMPLATE "SEAD_BUGS_M6_19_TEMPLATE";</text:p>
      <text:p text:style-name="P1"/>
      <text:p text:style-name="P3">01_Access_Export</text:p>
      <text:p text:style-name="P1"/>
      <text:p text:style-name="P1">In this group of instructions the process for exporting a whole BUGS instance from Access to a SEAD database is described. (In the initial case this is a database called SEAD_BUGS which ought to reflect the current data in SEAD ie, empty from the start).</text:p>
      <text:p text:style-name="P1"/>
      <text:p text:style-name="P1">1. <text:s/>Create SEAD_BUGS from a given instance of SEAD (initial is SEAD_MASTER_6_19) and a BUGS instance. (Current default starting point is SEAD_BUGS_M6_19_TEMPLATE as derived from SEAD_M6_19 structure and the latest import from BUGS.)</text:p>
      <text:p text:style-name="P1"/>
      <text:p text:style-name="P1">TODO:</text:p>
      <text:p text:style-name="P1">1. <text:s/>Test that the scripts work on a SEAD instance with data in it already to ensure that the future imports of BUGS instances actually do what they are meant to do.</text:p>
      <text:p text:style-name="P1"/>
      <text:p text:style-name="P1">Do this by testing that each table is not changed after a import is repeated and that expected new values are added for a control new version of BUGS.</text:p>
      <text:p text:style-name="P1"/>
      <text:p text:style-name="P1">2. <text:s/>Create the scripts for using a non-empty database (ie, an existing SEAD database with some imported data). <text:s/></text:p>
      <text:p text:style-name="P1"/>
      <text:p text:style-name="P1">This requires making a non-empty backup of the SEAD database to be used and then creating a SEAD_BUGS from it. <text:s/>This ought to reflect all structural changes and have the previous BUGS data cleaned away (ie, all previous import tables need to be dropped before running the new data imports.)</text:p>
      <text:p text:style-name="P1"/>
      <text:p text:style-name="P1">Currently the work has been done for an empty instance of SEAD_MASTER_6_19.</text:p>
      <text:p text:style-name="P11"/>
      <text:p text:style-name="P1"><text:span text:style-name="T16">02_SEAD_Imports</text:span> <text:s/></text:p>
      <text:p text:style-name="P1">See below.</text:p>
      <text:p text:style-name="P1"/>
      <text:p text:style-name="P3">03_SEAD_Structural_Changes</text:p>
      <text:p text:style-name="P1">This group of queries reflects any structural changes that need to be made to the SEAD database. <text:s/>(As of SEAD_BUGS_M6_19 these changes have already been implemented.)</text:p>
      <text:p text:style-name="P1"/>
      <text:p text:style-name="P1"/>
      <text:p text:style-name="P1">TODO:</text:p>
      <text:p text:style-name="P1">1. <text:s/>This whole section needs to be run before the 00_Access_Import and before creating the database from the latest version of SEAD in the 00_Configuration query set.</text:p>
      <text:p text:style-name="P1"/>
      <text:p text:style-name="P1">Move the structural changes to the 00_Configuration query set.</text:p>
      <text:p text:style-name="P1"/>
      <text:p text:style-name="P3"/>
      <text:p text:style-name="P14">02_SEAD_Imports</text:p>
      <text:p text:style-name="P1"/>
      <text:p text:style-name="P3">Naming, Style, and Conventions</text:p>
      <text:p text:style-name="P1"/>
      <text:p text:style-name="P2">Scripts &amp; Reports</text:p>
      <text:p text:style-name="P1">Cyan highlighting is for reports.</text:p>
      <text:p text:style-name="P1">Yellow highlighting for actual work ie, import scripts</text:p>
      <text:p text:style-name="P1"/>
      <text:p text:style-name="P2">Working Tables</text:p>
      <text:p text:style-name="P1">Bugs lookups for a given transition instance are of <text:s/>the form: <text:s/>tbl_bugs_t*</text:p>
      <text:p text:style-name="P1">Any trigger tables are of the form: <text:s/>tbl_temp_*</text:p>
      <text:p text:style-name="P1"/>
      <text:p text:style-name="P2">Functions</text:p>
      <text:p text:style-name="P1">Look for: <text:s/></text:p>
      <text:p text:style-name="P1">Exists*</text:p>
      <text:p text:style-name="P1">Get...By...*</text:p>
      <text:p text:style-name="P1">Conflicts...*</text:p>
      <text:p text:style-name="P1">UpdatePrimary*</text:p>
      <text:p text:style-name="P1"/>
      <text:p text:style-name="P3">Working with the Data</text:p>
      <text:p text:style-name="P3"/>
      <text:p text:style-name="P2">Structure of the Import</text:p>
      <text:p text:style-name="P8">1. <text:s/>Pre-Import Checking</text:p>
      <text:p text:style-name="P1">Subheadings under this title describe any particular checking/reporting scripts that may have been used and their function.</text:p>
      <text:p text:style-name="P1"/>
      <text:p text:style-name="P8">2. <text:s/>Pre-Import Updates</text:p>
      <text:p text:style-name="P1">Often the data will need to be cleaned. <text:s/>Many of the post-import scripts produce messages with indicators about what changes need to be made for the data to <text:s/>be consistent and how this could be implemented. <text:s/>These changes need to be hard-coded per individual case (eg, a reference may be incorrectly typed and needs to be changed in the Bugs tables before importing to the Sead biblio table).</text:p>
      <text:p text:style-name="P1"/>
      <text:p text:style-name="P1">Using the updates functions and scripts, the individually discovered typos are corrected and are added to this area so that when a future Bugs database instance is being transferred, <text:span text:style-name="T2">the work will already be automated</text:span>. <text:s/>It's <text:span text:style-name="T4">quite important.</text:span></text:p>
      <text:p text:style-name="P1"/>
      <text:p text:style-name="P1">3. <text:s/>Imports</text:p>
      <text:p text:style-name="P1"><text:tab/>Any UpdatePrimary .. imports indicate hard-coded functions, mostly with (Bugs related) look-up data. <text:s/>They can be run (and should be) even if the entries have been made already. <text:s/>They act as check that the Bugs related look-up record exists and if it doesn't, then it is added. <text:s/>Some extra functions may be used to do this that are later needed so do not skip these functions even if the data is in, the check is important.</text:p>
      <text:p text:style-name="P1"/>
      <text:p text:style-name="P1">4. <text:s/>Post-Import Reporting</text:p>
      <text:p text:style-name="P1">This area has any reporting and summaries about the transfer. <text:s/>Particularly useful reports are the conflict checking scripts that find any data cleaning that needs to be done. <text:s/>Once run, the messages will give a summary of what needs to be changed and (often) how it can be done.</text:p>
      <text:p text:style-name="P1"/>
      <text:p text:style-name="P2">Design and Style</text:p>
      <text:p text:style-name="P1">Whenever possible the intention has been to use two checks for each ID look-up. <text:s/>To <text:soft-page-break/>check if it exists or if it exists in duplication.</text:p>
      <text:p text:style-name="P1">Eg, <text:s/>Usually seen in the form Exists* &amp; ExistsDuplicate*</text:p>
      <text:p text:style-name="P1"/>
      <text:p text:style-name="P2">Script Order</text:p>
      <text:p text:style-name="P1"/>
      <text:p text:style-name="P1">01_Locations</text:p>
      <text:p text:style-name="P1">02_Biblios</text:p>
      <text:p text:style-name="P1">03_Sites</text:p>
      <text:p text:style-name="P1">04_Site_References</text:p>
      <text:p text:style-name="P1">04_Taxonomy</text:p>
      <text:p text:style-name="P1">05_Countsheets</text:p>
      <text:p text:style-name="P1">06_Samples</text:p>
      <text:p text:style-name="P1">07_Fossils</text:p>
      <text:p text:style-name="P1"/>
      <text:p text:style-name="P1"/>
      <text:p text:style-name="P11">Location Data: <text:s/>Countries &amp; Regions</text:p>
      <text:p text:style-name="P1"/>
      <text:p text:style-name="P1">Note that in Bugs sites can have a country and no region. <text:s/>This means that null regions will be permitted during the transfer.</text:p>
      <text:p text:style-name="P1"/>
      <text:p text:style-name="P1">1. <text:s/>Run a pre-import check to see that Country names match the tbl_locations.location_names for location_type = Country.</text:p>
      <text:p text:style-name="P1"/>
      <text:p text:style-name="P9"/>
      <text:p text:style-name="P3">Pre-Import Checking</text:p>
      <text:p text:style-name="P2">Country Name Matching Requirement.</text:p>
      <text:p text:style-name="P1">This will give a list of country names in Bugs that do not match to country names in SEAD. Any sites (or other data) relating to countries that do not match SEAD countries will not be added to SEAD. <text:s/>The countries locations in SEAD encapsulating a lookup table sourced externally requires that Bugs match them.</text:p>
      <text:p text:style-name="P1">Matching is done on <text:span text:style-name="T9">tbl_locations.location_names</text:span> for <text:span text:style-name="T9">location_type='Country'</text:span>.</text:p>
      <text:p text:style-name="P1"><text:span text:style-name="T4">Script:</text:span> <text:span text:style-name="T10"><text:s/></text:span><text:span text:style-name="T6">00_TSitePreImportFindCountriesToRename.sql</text:span></text:p>
      <text:p text:style-name="P1"/>
      <text:p text:style-name="P2">Country Name Not Null Requirement.</text:p>
      <text:p text:style-name="P1">This script will result in “true” if all sites have a non-null country name in the “Country” field. <text:s/>This is a requirement for SEAD.</text:p>
      <text:p text:style-name="P1"><text:span text:style-name="T4">Script:</text:span> <text:s/><text:span text:style-name="T10">00_TSitePreImportFindNullCountryField.sq</text:span><text:span text:style-name="T8">l</text:span></text:p>
      <text:p text:style-name="P1"><text:span text:style-name="T4">TODO:</text:span> <text:s/>At this stage no script is written to deal with the general case that <text:span text:style-name="T9">tbl_bugs_tsite.”Country” IS NULL</text:span> as no nulls were found.</text:p>
      <text:p text:style-name="P1"/>
      <text:p text:style-name="P2">Region Name Allows Nulls Requirement.</text:p>
      <text:p text:style-name="P1">A site needs a “Country” but not necessarily a “Region”. <text:s/>For reporting on null region values use the Script: <text:s/>00_TSitePreImportFindNullRegionField.sql. <text:s/>Messages will give a more detailed view of which sites have null regions. <text:s/>This script is just informational, no changes are required if nulls are found.</text:p>
      <text:p text:style-name="P1"/>
      <text:p text:style-name="P3">Pre-Import Updates.</text:p>
      <text:p text:style-name="P2">Bugs Country Updates.</text:p>
      <text:p text:style-name="P1">The country names will be changed in the temporary Bugs tables before the import happens. <text:s/>This script will need to have queries added or removed according to the data being added and according to the reports just made. <text:s/>This results in all of the country data in the Bugs tables matching the lookups described in SEAD.</text:p>
      <text:p text:style-name="P1"><text:soft-page-break/><text:span text:style-name="T4">Script:</text:span> <text:s/><text:span text:style-name="T8">01_TSiteLocationDataUpdates.sql</text:span></text:p>
      <text:p text:style-name="P1"/>
      <text:p text:style-name="P1">[ <text:span text:style-name="T1">NOT USED</text:span><text:span text:style-name="T5">: <text:s/></text:span><text:span text:style-name="T1">Example Only!!!</text:span></text:p>
      <text:p text:style-name="P1">Bugs Region Updates.</text:p>
      <text:p text:style-name="P1">This illustrates how Regions would similarly be added to an update if a non-null requirement were added.</text:p>
      <text:p text:style-name="P1">Script: <text:s/>01_TSiteLocationDataUpdates_Regions ]</text:p>
      <text:p text:style-name="P1"/>
      <text:p text:style-name="P3">Importing.</text:p>
      <text:p text:style-name="P1">Now that all of the updates have been made, all of the locations data will be ported.</text:p>
      <text:p text:style-name="P1"><text:span text:style-name="T4">Script:</text:span> <text:s/><text:span text:style-name="T8">02_TSiteLocationImports.sql</text:span></text:p>
      <text:p text:style-name="P1"/>
      <text:p text:style-name="P1">TODO: <text:s/>Deprecate the name and change to UpdateSiteLocations()</text:p>
      <text:p text:style-name="P1"/>
      <text:p text:style-name="P3">Post-Import Reporting.</text:p>
      <text:p text:style-name="P1">These are reports that ought to reflect what has been done during the import process and hopefully add meaning or knowledge of further work that may need to be done.</text:p>
      <text:p text:style-name="P1"/>
      <text:p text:style-name="P2">Report Duplicate Location Additions.</text:p>
      <text:p text:style-name="P1">More than just a region or country name being duplicated, this reports on the case that a region (or other location type) has the same description or name as a country (or another location type).</text:p>
      <text:p text:style-name="P1"><text:span text:style-name="T4">Report Script:</text:span> <text:s/><text:span text:style-name="T10">03_ReportLocationDuplicates.sql</text:span></text:p>
      <text:p text:style-name="P4"/>
      <text:p text:style-name="P2">Report Region Locations in Bugs and NOT in SEAD.</text:p>
      <text:p text:style-name="P1">This report returns a tuple of “SiteCODE” and “Region” for each region in Bugs that does not appear in SEAD.</text:p>
      <text:p text:style-name="P1"><text:span text:style-name="T4">Report Script:</text:span> <text:s/><text:span text:style-name="T10">03_ReportTSiteRegionsNotAdded.sql</text:span></text:p>
      <text:p text:style-name="P5"/>
      <text:p text:style-name="P2">Report Redundant Location Regions.</text:p>
      <text:p text:style-name="P1">Here a list of tuples with location_name and location_type_id are returned that have not been associated with any site_location (TODO!! <text:s/>Check other areas regions may show up in SEAD??). <text:s/>Obviously this will be filled with all the newly imported locations if the site_locations have not been imported yet.</text:p>
      <text:p text:style-name="P1"><text:span text:style-name="T4">Report Script:</text:span> <text:s/><text:span text:style-name="T10">03_ReportLocationRegionsNotUsed.sql</text:span></text:p>
      <text:p text:style-name="P1"/>
      <text:p text:style-name="P1">TODO:</text:p>
      <text:p text:style-name="P1"><office:annotation><dc:creator>Philip Buckland</dc:creator><dc:date>2013-05-03T14:36:42.53</dc:date><text:p text:style-name="P15"><text:span text:style-name="T17">Do you mean lat and long? Good to check for “0” in either.</text:span></text:p></office:annotation>1. <text:s/>Check that the default positioning data is correct</text:p>
      <text:p text:style-name="P1"/>
      <text:p text:style-name="P11">Biblio Data.</text:p>
      <text:p text:style-name="P6"/>
      <text:p text:style-name="P6">The bibliography data in Bugs ought to be ported to SEAD in a messy yet complete way. That is, the datastructure from Bugs is maintained (which means that the fields will need to be split according to SEAD column/field structure) yet all the records will be transferred (without duplication). <text:s/>The problem being one of table cleaning rather than of importing from Bugs.</text:p>
      <text:p text:style-name="P6"/>
      <text:p text:style-name="P6">NOTE: <text:s/>There are a scripts already implemented for splitting the Biblio fields, these will be added as an Appendix.</text:p>
      <text:p text:style-name="P6"/>
      <text:p text:style-name="P3">Pre-Import Checking</text:p>
      <text:p text:style-name="P2">Pre-Import Report.</text:p>
      <text:p text:style-name="P1"><text:soft-page-break/>Use this to see a pre-import report of what is already in SEAD and what will be transferred.</text:p>
      <text:p text:style-name="P1"><text:span text:style-name="T4">Report Script:</text:span> <text:s/><text:span text:style-name="T10">00_Biblio_PreImportCheck.sql</text:span></text:p>
      <text:p text:style-name="P1">TODO: <text:s/>This query is a little problematic .. needs editing.</text:p>
      <text:p text:style-name="P1"/>
      <text:p text:style-name="P3">Pre-Import Updates.</text:p>
      <text:p text:style-name="P2">Biblio Data Updates.</text:p>
      <text:p text:style-name="P1">While there are currently no pre-import updates, the empty script has been added as a placeholder in the event that biblio records are found that do require updates before transfer. <text:s/>This is expected in the longer transfer process over the various Bugs databases as the transfer process continues.</text:p>
      <text:p text:style-name="P1"><text:span text:style-name="T4">Script: </text:span><text:s/><text:span text:style-name="T8">01_BibliosDataUpdates.sql</text:span></text:p>
      <text:p text:style-name="P1"/>
      <text:p text:style-name="P3">Biblio Imports.</text:p>
      <text:p text:style-name="P1">This will import all the Tbiblio records from the Bugs tables to the SEAD tables tbl_bugs_biblio and tbl_biblio (tbl_bugs_biblio being a temporary table to cross-reference various biblio records over all the databases to be imported).</text:p>
      <text:p text:style-name="P1">To do this, a temporary table is created called tbl_temp_biblio on which a trigger function runs for each import to put that record into both the tables above.</text:p>
      <text:p text:style-name="P1"><text:span text:style-name="T4">Script: </text:span><text:s/><text:span text:style-name="T8">02_TBiblioImports.sql</text:span></text:p>
      <text:p text:style-name="P1"/>
      <text:p text:style-name="P3">Post-Import Reporting.</text:p>
      <text:p text:style-name="P2">Import Summary.</text:p>
      <text:p text:style-name="P1">This report gives a quick summary of record count in Bugs, SEAD and exclusively in SEAD.</text:p>
      <text:p text:style-name="P1"><text:span text:style-name="T4">Script: </text:span><text:s/><text:span text:style-name="T10">03_ReportTBiblioImports.sql</text:span></text:p>
      <text:p text:style-name="P1"/>
      <text:p text:style-name="P2">Biblio Conflict Checking.</text:p>
      <text:p text:style-name="P1">This query will return a table showing the bugs_reference and a true/false value for each of the conflicts that are found on each field in the Bugs table. <text:s/>The messages will report mor detail about each conflict and give a copy and paste line for making a suggested update.</text:p>
      <text:p text:style-name="P1"><text:span text:style-name="T4">Script:</text:span> <text:s/><text:span text:style-name="T10">03_ReportTBilbioConflicts.sql</text:span></text:p>
      <text:p text:style-name="P1"/>
      <text:p text:style-name="P1"/>
      <text:p text:style-name="P11">Sites Data</text:p>
      <text:p text:style-name="P1"/>
      <text:p text:style-name="P1">While the sites data is relatively straightforward there are also associated location and reference data along with proxy data. <text:s/>All these are covered as subgroups of the sites data part of the transfer.</text:p>
      <text:p text:style-name="P1"/>
      <text:p text:style-name="P1">NOTE: <text:s/>Structural changes to Sead between master versions 5 &amp; 6</text:p>
      <text:p text:style-name="P1">TODO: <text:s/>Reporting on site_locations</text:p>
      <text:p text:style-name="P1">TODO: <text:s/>Reporting on site_references</text:p>
      <text:p text:style-name="P1"/>
      <text:p text:style-name="P3">Pre-Import Checking</text:p>
      <text:p text:style-name="P1">Report Import Count</text:p>
      <text:p text:style-name="P1">Indicates how many sites will be imported. <text:s/>May be intended to be more usefully run after an import.</text:p>
      <text:p text:style-name="P1"><text:span text:style-name="T4">Report:</text:span> <text:s/>00_SitesPreImportCheck.sql</text:p>
      <text:p text:style-name="P1"/>
      <text:p text:style-name="P1">[DEPRICATED</text:p>
      <text:p text:style-name="P1">Country Data to Update</text:p>
      <text:p text:style-name="P1"><text:soft-page-break/>This report gives an indication of which country fields in the Bugs sites data needs to be updated or cleaned to fit the SEAD country data.</text:p>
      <text:p text:style-name="P1"><text:span text:style-name="T4">Report:</text:span> <text:s/>00_SitesPreImportFindCountriesToRename.sql <text:s/>]</text:p>
      <text:p text:style-name="P1"/>
      <text:p text:style-name="P3">Sites Data Updates.</text:p>
      <text:p text:style-name="P1">We have already done some data updates in the locations area, any further sites data updates ought to be added here.</text:p>
      <text:p text:style-name="P1"/>
      <text:p text:style-name="P1">[DEPRECATED – already implemented in Locations updates</text:p>
      <text:p text:style-name="P1">Propose to delete the data updates here, leave as empty script.</text:p>
      <text:p text:style-name="P1"><text:span text:style-name="T4">Script: </text:span><text:s/>01_SitesDataUpdates.sql <text:s/>]</text:p>
      <text:p text:style-name="P1"/>
      <text:p text:style-name="P1">TODO: <text:s/>Verify that the data updates with location data is done, leave empty script SitesDataUpdates.sql until further updates are discovered.</text:p>
      <text:p text:style-name="P1"/>
      <text:p text:style-name="P3">Sites Imports.</text:p>
      <text:p text:style-name="P1">Creates a temporary table, tbl_temp_sites, to add the site inserts to which propagates using triggers to tbl_bugs_sites and tbl_sites. <text:s/>The tbl_bugs_sites is a back referencing table for future transfers to use to avoid duplication. <text:s/>The trigger also adds the location data to site locations.</text:p>
      <text:p text:style-name="P1"><text:span text:style-name="T4">Script:</text:span> <text:s/><text:span text:style-name="T8">02_TSiteImports.sql</text:span></text:p>
      <text:p text:style-name="P1"/>
      <text:p text:style-name="P3">Post-Import Reporting</text:p>
      <text:p text:style-name="P2">Report Conflicts</text:p>
      <text:p text:style-name="P1">This report gives a site code and a true/false value for the Bugs fields if a conflict is found between SEAD and Bugs (most useful for cross-checking data between database transfers). <text:s/>Note that the messages also give more meaningful information about any found conflict including a suggested update.</text:p>
      <text:p text:style-name="P1"><text:span text:style-name="T4">Report:</text:span> <text:s/><text:span text:style-name="T8">03_ReportTSiteConflicts.sql</text:span></text:p>
      <text:p text:style-name="P1"/>
      <text:p text:style-name="P1">TODO: <text:s/>The conflict checking no longer checks for conflicts on Country and Region due to the changes in locations data not yet being propagated here. <text:s/>Due to structural changes bewteen master versions 5 &amp; 6.</text:p>
      <text:p text:style-name="P1"/>
      <text:p text:style-name="P1">TODO: <text:s/>What needs to happen to fill out the tbl_sites_preservation_status data? <text:s/>This is a new field as of master 6.</text:p>
      <text:p text:style-name="P1"/>
      <text:p text:style-name="P11">Site References</text:p>
      <text:p text:style-name="P1">The site references are represented by a sitecode and a reference in Bugs.</text:p>
      <text:p text:style-name="P1"/>
      <text:p text:style-name="P1">TODO: <text:s/>Wrap in a function for all-in-one script</text:p>
      <text:p text:style-name="P1"/>
      <text:p text:style-name="P3">Pre-Import Checking</text:p>
      <text:p text:style-name="P2">Matching Sites to Biblios Records</text:p>
      <text:p text:style-name="P1">This report gives any site and bilbio records </text:p>
      <text:p text:style-name="P1"/>
      <text:p text:style-name="P2">Pre-Import Updates</text:p>
      <text:p text:style-name="P1">Currently a placeholder script, see imports section.</text:p>
      <text:p text:style-name="P1"><text:span text:style-name="T4">Script:</text:span> <text:s/><text:span text:style-name="T8">02_UpdateTSiteRefs</text:span></text:p>
      <text:p text:style-name="P1"/>
      <text:p text:style-name="P1">TODO: <text:s/>This has been implemented and updates need to be added to this area from the import script. <text:s/>The current updates are a placeholder.</text:p>
      <text:p text:style-name="P1"><text:soft-page-break/></text:p>
      <text:p text:style-name="P3">Import</text:p>
      <text:p text:style-name="P1">Running this script results in a list of all the bugs site references with a “t” or “f” value indicating whether the site reference was imported. <text:s/>Checking the messages area gives an indication of which References were duplicated and what updates are required.</text:p>
      <text:p text:style-name="P1"><text:span text:style-name="T4">Script:</text:span> <text:s/><text:span text:style-name="T8">ALL_UpdateSiteReferences</text:span></text:p>
      <text:p text:style-name="P1"/>
      <text:p text:style-name="P11">Taxonomy</text:p>
      <text:p text:style-name="P1"/>
      <text:p text:style-name="P1">1. <text:s/>Add the orders</text:p>
      <text:p text:style-name="P1"/>
      <text:p text:style-name="P1">TODO: <text:s/></text:p>
      <text:p text:style-name="P1">1. <text:s/>Move the record types lookup addition to the configuration area.</text:p>
      <text:p text:style-name="P1">TODO: <text:s/>02_Function_TaxonomicOrderInserts.sql has a badly hard-coded taxonomic_order_system_name</text:p>
      <text:p text:style-name="P1"/>
      <text:p text:style-name="P3">Pre-Import Checking</text:p>
      <text:p text:style-name="P7">Summary of Import Set from Empty Sead</text:p>
      <text:p text:style-name="P6">This report gives an idea of the quantities of distinct authors, codes, families, and genera to be imported. <text:s/>Use this to check the numbers are as expected (eg, if you want to you could comment out the 'other' functions in the PoputlateTaxonomicTree() function and then directly read the quantities imported to exected (from the summary) as you go).</text:p>
      <text:p text:style-name="P3"><text:span text:style-name="T12">Report: </text:span><text:span text:style-name="T14">00_Taxonomy_PreImport_EmptySead_ImportSetsSummary.sql</text:span></text:p>
      <text:p text:style-name="P6"/>
      <text:p text:style-name="P7">Testing Functions for Import</text:p>
      <text:p text:style-name="P6">Note that each of the functions has a testing function to describe the records to be imported. <text:s/>There is also a count to indicate import group size. <text:s/>For these see the messages output.</text:p>
      <text:p text:style-name="P3"><text:span text:style-name="T12">Report Function:</text:span><text:span text:style-name="T13"> <text:s/>00_Testing_PreImport_TestFamilyInserts.sql</text:span></text:p>
      <text:p text:style-name="P3"><text:span text:style-name="T12">Report Function:</text:span><text:span text:style-name="T13"> <text:s/>00_Testing_PreImport_TestGeneraInserts.sql</text:span></text:p>
      <text:p text:style-name="P3"><text:span text:style-name="T12">Report Function:</text:span><text:span text:style-name="T13"> <text:s/>00_Testing_PreImport_TestValidateAuthors.sql</text:span></text:p>
      <text:p text:style-name="P3"><text:span text:style-name="T12">Report Function:</text:span><text:span text:style-name="T13"> <text:s/>00_Testing_PreImport_TestSpeciesInserts.sql</text:span></text:p>
      <text:p text:style-name="P6">Report Function: <text:s/>taxonomic order testing here</text:p>
      <text:p text:style-name="P6">Report Function: <text:s/>synonym testing data here</text:p>
      <text:p text:style-name="P6"/>
      <text:p text:style-name="P6">TODO: <text:s/>Note the ValidateAuthorisations() function, this is a placeholder for checking the authority data is matched to bibliography data at a future date.</text:p>
      <text:p text:style-name="P6"/>
      <text:p text:style-name="P3">Pre-Import Updates</text:p>
      <text:p text:style-name="P6">Script: <text:s/>01_Taxonomy_UpdatePrimaryOrder</text:p>
      <text:p text:style-name="P6">Script: <text:s/>01_TaxonomyDataUpdates</text:p>
      <text:p text:style-name="P6"/>
      <text:p text:style-name="P6"/>
      <text:p text:style-name="P3">Import</text:p>
      <text:p text:style-name="P7">Import Functions</text:p>
      <text:p text:style-name="P6">The tree is populated using hierarchy layered functions: <text:s/></text:p>
      <text:p text:style-name="P3"><text:span text:style-name="T12">Function: </text:span><text:span text:style-name="T13"><text:s/></text:span><text:span text:style-name="T15">02_Function_FamilyInserts.sql</text:span></text:p>
      <text:p text:style-name="P3"><text:span text:style-name="T12">Function:</text:span><text:span text:style-name="T13"> <text:s/></text:span><text:span text:style-name="T15">02_Function_GeneraInserts.sql</text:span></text:p>
      <text:p text:style-name="P3"><text:span text:style-name="T12">Function:</text:span><text:span text:style-name="T13"> <text:s/></text:span><text:span text:style-name="T15">02_Function_AuthorityInserts.sql</text:span></text:p>
      <text:p text:style-name="P3"><text:span text:style-name="T12">Function:</text:span><text:span text:style-name="T13"> <text:s/></text:span><text:span text:style-name="T15">02_Function_TaxonInserts.sql</text:span></text:p>
      <text:p text:style-name="P3"><text:span text:style-name="T12">Function:</text:span><text:span text:style-name="T13"> <text:s/></text:span><text:span text:style-name="T15">02_Function_TaxonomicOrderInserts.sql</text:span></text:p>
      <text:p text:style-name="P3"><text:span text:style-name="T12">Script: </text:span><text:span text:style-name="T13"><text:s/></text:span><text:span text:style-name="T15">02_TaxonomicTreeInserts.sql</text:span></text:p>
      <text:p text:style-name="P6"><text:soft-page-break/></text:p>
      <text:p text:style-name="P6">TODO: <text:s/>Transition duplicates using something like Function: <text:s/>synonym data </text:p>
      <text:p text:style-name="P6"/>
      <text:p text:style-name="P7">High Level Taxonomy Import</text:p>
      <text:p text:style-name="P6">These functions have been implemented in a single query.</text:p>
      <text:p text:style-name="P6">Script: <text:s/>add all taxonomy data using the functions described here</text:p>
      <text:p text:style-name="P6"/>
      <text:p text:style-name="P3">Post-Import Checking</text:p>
      <text:p text:style-name="P6"/>
      <text:p text:style-name="P3"/>
      <text:p text:style-name="P11">Notes</text:p>
      <text:p text:style-name="P6"/>
      <text:p text:style-name="P6">This the “notes” area with all the bilbio_id or taxon_id referenced notes about taxonomies and so on. <text:s/>The notes include populating tables:</text:p>
      <text:p text:style-name="P6">tbl_text_biology</text:p>
      <text:p text:style-name="P6">tbl_text_distribution</text:p>
      <text:p text:style-name="P6">tbl_text_identification_keys</text:p>
      <text:p text:style-name="P6">tbl_taxonomy_notes</text:p>
      <text:p text:style-name="P6"/>
      <text:p text:style-name="P6">TODO: <text:s/>There is some duplication coming through, </text:p>
      <text:p text:style-name="P6">!!! Looks to taxonomic_code instead of taxon data!!! <text:s/>Change this for all notes, doesn't deal with duplication notes well.</text:p>
      <text:p text:style-name="P6">I feel like I did this before, need to re-check the archive files for alternate version.</text:p>
      <text:p text:style-name="P6">TODO: <text:s/>Needs a review for future imports to a populated database</text:p>
      <text:p text:style-name="P6">TODO: <text:s/>A dplicate entry is appearing in the distribution_notes</text:p>
      <text:p text:style-name="P6">TODO: <text:s/>Further reporting</text:p>
      <text:p text:style-name="P6"/>
      <text:p text:style-name="P3">Pre-Import Checking</text:p>
      <text:p text:style-name="P7">Cleaning Summary</text:p>
      <text:p text:style-name="P6">This report gives an indicator of the inconsistencies or data cleaning requirements.</text:p>
      <text:p text:style-name="P3"><text:span text:style-name="T12">Report: </text:span><text:span text:style-name="T13"><text:s/></text:span><text:span text:style-name="T14">00_CHECK_for_data_cleaning.sql</text:span></text:p>
      <text:p text:style-name="P6"/>
      <text:p text:style-name="P3">Pre_Import Updates</text:p>
      <text:p text:style-name="P6">Various updates to reference and so on, to allow for import.</text:p>
      <text:p text:style-name="P3"><text:span text:style-name="T12">Script: </text:span><text:span text:style-name="T13"><text:s/></text:span><text:span text:style-name="T15">01_DATA_CLEAN_notes_tables.sql</text:span></text:p>
      <text:p text:style-name="P6"/>
      <text:p text:style-name="P6">TODO: <text:s/>Needs to be changed for consistency, run as a function instead, see sites.</text:p>
      <text:p text:style-name="P6">TODO: <text:s/>Rename.</text:p>
      <text:p text:style-name="P6">TODO: <text:s/>Create a stop-flow of import</text:p>
      <text:p text:style-name="P6"/>
      <text:p text:style-name="P3">Imports</text:p>
      <text:p text:style-name="P6">Do all the imports for notes data here.</text:p>
      <text:p text:style-name="P3"><text:span text:style-name="T12">Functions:</text:span><text:span text:style-name="T13"> <text:s/></text:span><text:span text:style-name="T15">01_GETTER_FUNCTIONS</text:span></text:p>
      <text:p text:style-name="P3"><text:span text:style-name="T12">Script:</text:span><text:span text:style-name="T13"> <text:s/></text:span><text:span text:style-name="T15">02_INSERT_ALL_NOTES</text:span></text:p>
      <text:p text:style-name="P6"/>
      <text:p text:style-name="P6">TODO: <text:s/>Needs re-formatting for consistency.</text:p>
      <text:p text:style-name="P6">TODO: <text:s/>Associations and keys, done but need adding</text:p>
      <text:p text:style-name="P6"/>
      <text:p text:style-name="P11">RDB</text:p>
      <text:p text:style-name="P6">While the basic scripting has been done, some reporting and more pre-import checking would be desirable. <text:s/>Especially for further imports from other database instances. <text:s/>The bulk of the work is done.</text:p>
      <text:p text:style-name="P6"><text:soft-page-break/>TODO: <text:s/>Broken!!!</text:p>
      <text:p text:style-name="P6">TODO: <text:s/>Need to separate the data updates for country codes</text:p>
      <text:p text:style-name="P6">TODO. <text:s/>Need to deal with existing taxonomic_system</text:p>
      <text:p text:style-name="P6">TODO: <text:s/>check works without duplication!!!</text:p>
      <text:p text:style-name="P6"/>
      <text:p text:style-name="P3">Pre-Import Checking</text:p>
      <text:p text:style-name="P6"/>
      <text:p text:style-name="P3">Pre-Import Updates</text:p>
      <text:p text:style-name="P6">TODO: <text:s/>All updating is done in the insert script. <text:s/>Note “CountryCode” translations.</text:p>
      <text:p text:style-name="P6"/>
      <text:p text:style-name="P3">Imports</text:p>
      <text:p text:style-name="P6">All the system, code and data imports for RDB and Koch are added. <text:s/>Changes have been quickly implemented to cope with changes in structure between master version 5 and 6.</text:p>
      <text:p text:style-name="P3"><text:span text:style-name="T12">Script:</text:span><text:span text:style-name="T13"> <text:s/></text:span><text:span text:style-name="T15">ALL_RDBSystemGroupandCodeInserts.sql</text:span></text:p>
      <text:p text:style-name="P6"/>
      <text:p text:style-name="P3">Post-Import Reporting</text:p>
      <text:p text:style-name="P6">TODO: <text:s/>Summary required</text:p>
      <text:p text:style-name="P6"/>
      <text:p text:style-name="P11">EcoCodes</text:p>
      <text:p text:style-name="P6"/>
      <text:p text:style-name="P6">The Bugs and Koch ecocoding systems have been translated into the four Sead tables:</text:p>
      <text:p text:style-name="P6">tbl_ecocode_systems</text:p>
      <text:p text:style-name="P6">tbl_ecocode_groups</text:p>
      <text:p text:style-name="P6">tbl_ecocode_definitions</text:p>
      <text:p text:style-name="P6">tbl_ecocodes</text:p>
      <text:p text:style-name="P6"/>
      <text:p text:style-name="P3"><text:span text:style-name="T13">The first two act predominantly as look-ups for the Bugs/Koch groupings within the Bugs </text:span><text:span text:style-name="T13">system. <text:s/>These have been imported using </text:span><text:span text:style-name="T3">UpdatePrimary*</text:span><text:span text:style-name="T7"> functions. <text:s/>Each of the tables is dealt with in an </text:span><text:span text:style-name="T3">Insert*</text:span><text:span text:style-name="T7"> function which is then called in a systemic </text:span><text:span text:style-name="T3">Populate*</text:span><text:span text:style-name="T7"> function.</text:span></text:p>
      <text:p text:style-name="P10"/>
      <text:p text:style-name="P10">Failry straightforward procedures and quite a useful hierarchy structure for modelling the whole transfer process structure from.</text:p>
      <text:p text:style-name="P10"/>
      <text:p text:style-name="P10">TODO: <text:s/>THIS IS BROKEN!!!</text:p>
      <text:p text:style-name="P10"/>
      <text:p text:style-name="P3">Pre-Import Checking</text:p>
      <text:p text:style-name="P6"/>
      <text:p text:style-name="P6">TODO: <text:s/>Report using the Summary* to see the before and after quantities of records transferred.</text:p>
      <text:p text:style-name="P6">TODO: <text:s/>Overall Summary* for everything in the hierarchy before could be useful for backtracking in the case of an error.</text:p>
      <text:p text:style-name="P6"/>
      <text:p text:style-name="P3">Pre-Import Updates</text:p>
      <text:p text:style-name="P6"/>
      <text:p text:style-name="P6">This is really just a placeholder, no new data ought to be added. <text:s/>If inconsistencies are found, use the following script for adding any updates.</text:p>
      <text:p text:style-name="P3"><text:span text:style-name="T12">Script:</text:span><text:span text:style-name="T13"> <text:s/></text:span><text:span text:style-name="T15">01_UpdateEcocodeData.sql</text:span></text:p>
      <text:p text:style-name="P6"/>
      <text:p text:style-name="P6">TODO: <text:s/>Write the Ecocodes Update structure.</text:p>
      <text:p text:style-name="P6"/>
      <text:p text:style-name="P3">Import</text:p>
      <text:p text:style-name="P7">Primary Look-ups</text:p>
      <text:p text:style-name="P6"><text:soft-page-break/>Makes sure the expected Bugs related ecocode systems and groups have been set. <text:s/>These are small tables and the data is of a look-up style. <text:s/>See the scripts for changing te hard-coded names.</text:p>
      <text:p text:style-name="P3"><text:span text:style-name="T12">Function:</text:span><text:span text:style-name="T13"> <text:s/></text:span><text:span text:style-name="T15">01_UpdatePrimaryEcocodeSystems.sql</text:span></text:p>
      <text:p text:style-name="P3"><text:span text:style-name="T12">Function:</text:span><text:span text:style-name="T13"> <text:s/></text:span><text:span text:style-name="T15">01_UpdatePrimaryEcocodeGroups.sql</text:span></text:p>
      <text:p text:style-name="P6"/>
      <text:p text:style-name="P7">Bulk Data</text:p>
      <text:p text:style-name="P6">Now that the look-ups are working, the definitions and codes can be added. <text:s/>This is where the bulk of the data is.</text:p>
      <text:p text:style-name="P3"><text:span text:style-name="T12">Script:</text:span><text:span text:style-name="T13"> <text:s/></text:span><text:span text:style-name="T15">02_InsertEcocodeDefinitions.sql</text:span></text:p>
      <text:p text:style-name="P3"><text:span text:style-name="T12">Script:</text:span><text:span text:style-name="T13"> <text:s/></text:span><text:span text:style-name="T15">02_InsertEcocodes.sql</text:span></text:p>
      <text:p text:style-name="P3"><text:span text:style-name="T12">Script:</text:span><text:span text:style-name="T13"> <text:s/></text:span><text:span text:style-name="T15">02_Insert_PopulateEcocodeData.sql</text:span></text:p>
      <text:p text:style-name="P6"/>
      <text:p text:style-name="P3">Post-Import Reporting</text:p>
      <text:p text:style-name="P3"/>
      <text:p text:style-name="P6"/>
      <text:p text:style-name="P3">Post-Import Checking</text:p>
      <text:p text:style-name="P6"/>
      <text:p text:style-name="P6">TODO: <text:s/>Implement some post-import checks here.</text:p>
      <text:p text:style-name="P12"/>
      <text:p text:style-name="P11">Countsheets</text:p>
      <text:p text:style-name="P1"/>
      <text:p text:style-name="P1">Use the Summary Report in the reports area to see which countsheets in BUGS are available for import.</text:p>
      <text:p text:style-name="P1"/>
      <text:p text:style-name="P1">Run any checks that may need to be made, see the archive for ideas such as picking out poorly formed countsheets and tagging them appropriately (or deleting but be careful as they may relate to other records in other tables).</text:p>
      <text:p text:style-name="P1"/>
      <text:p text:style-name="P1">Run any collected updates. <text:s/>The updates can be added to for any data cleaning that occurs in a BUGS import instance in the reporting area (WORKING_COPY) add these changes to the data update query in the import section to implement them.</text:p>
      <text:p text:style-name="P1"/>
      <text:p text:style-name="P1">Run the import query.</text:p>
      <text:p text:style-name="P1"/>
      <text:p text:style-name="P1">TODO: <text:s/>Move to reporting:</text:p>
      <text:p text:style-name="P1">Run ALL_FindTCountsheetConflicts to find any conflicts in sample_groups after import. The messages have suggested updates for SEAD and BUGS update. <text:s/>For consistency it is suggested to add any change to the DATA CLEAN for future imports so that any changes that need to be repeated over multiple BUGS imports are automated.</text:p>
      <text:p text:style-name="P1"/>
      <text:p text:style-name="P2">Sample Groups</text:p>
      <text:p text:style-name="P1"/>
      <text:p text:style-name="P1">TODO: <text:s/>No sample_group_description data is entered.</text:p>
      <text:p text:style-name="P1"/>
      <text:p text:style-name="P2">Datasets</text:p>
      <text:p text:style-name="P1"/>
      <text:p text:style-name="P1">The countsheet imports affect two main areas of SEAD: <text:s/>sample groups and datasets. <text:s/>Each countsheet relates to a sample group and to a dataset.</text:p>
      <text:p text:style-name="P1"/>
      <text:p text:style-name="P1"><text:span text:style-name="T11">TODO:</text:span> <text:s/>Remove countsheets with sheet type null or 'Other'. <text:s/>Not implemented but exists in the archive. <text:s/><text:span text:style-name="T10">These sheet types have been associated with 'Undefined other'</text:span></text:p>
      <text:p text:style-name="P1"><text:soft-page-break/>TODO: <text:s/>As yet, no project data is updated.</text:p>
      <text:p text:style-name="P1">TODO: <text:s/>Updated dataset data is not yet filled.</text:p>
      <text:p text:style-name="P1">TODO: <text:s/>No bilbiography data is entered. <text:s/>Should this come from site references?</text:p>
      <text:p text:style-name="P1"/>
      <text:p text:style-name="P3">Pre-Import Checking</text:p>
      <text:p text:style-name="P2">Check Import Size</text:p>
      <text:p text:style-name="P1">A simple summary of expected countsheet import size.</text:p>
      <text:p text:style-name="P1"><text:span text:style-name="T4">Report: </text:span><text:s/><text:span text:style-name="T10">00_Countsheets_PreImportCheck.sql</text:span></text:p>
      <text:p text:style-name="P1"/>
      <text:p text:style-name="P2">Countsheet Methods</text:p>
      <text:p text:style-name="P1">This describes the methods that are used by sample groups and datasets for translating countsheets to Sead.</text:p>
      <text:p text:style-name="P13"><text:span text:style-name="T4">Report:</text:span> <text:s/><text:span text:style-name="T10">00_Countsheets_PreImport_ReportCountsheetMethods.sql</text:span></text:p>
      <text:p text:style-name="P1"/>
      <text:p text:style-name="P2">Sheet Type Translatiions</text:p>
      <text:p text:style-name="P1">The report lists the countsheets wit data_type_id translations.</text:p>
      <text:p text:style-name="P1"><text:span text:style-name="T4">Report:</text:span> <text:s/><text:span text:style-name="T10">00_Countsheets_PreImport_ReportSheetTypeTranslations.sql</text:span></text:p>
      <text:p text:style-name="P1"/>
      <text:p text:style-name="P3">Pre-Import Updates</text:p>
      <text:p text:style-name="P1"/>
      <text:p text:style-name="P1">Some dependency data (other than bibliography) needs to be addressed first.</text:p>
      <text:p text:style-name="P1"><text:span text:style-name="T4">Script:</text:span> <text:s/><text:span text:style-name="T8">01_Countsheets_DependencyInserts.sql</text:span></text:p>
      <text:p text:style-name="P1"/>
      <text:p text:style-name="P1">Currently there are updates related to poorly named Sheet-types and Countsheet names. There are a couple of Countsheet that require deletion due to insufficient data. <text:s/>The implications of this are a carry-on effect to other parts of the system and this does need to be reviewed OR the related redundant data ought to be removed at this same level rather than later in the process.</text:p>
      <text:p text:style-name="P1"><text:span text:style-name="T4">Script:</text:span> <text:s/><text:span text:style-name="T8">01_CountsheetDataUpdates.sql</text:span></text:p>
      <text:p text:style-name="P1"/>
      <text:p text:style-name="P1">NOTE: <text:s/>See Countsheet data relating to : <text:s/>(these already deleted in first import!)</text:p>
      <text:p text:style-name="P1">-- remove trivial countsheets from bugs table before import</text:p>
      <text:p text:style-name="P1">DELETE FROM tbl_bugs_tcountsheet</text:p>
      <text:p text:style-name="P1">WHERE<text:tab/>"CountsheetCODE" = 'COUN000509';</text:p>
      <text:p text:style-name="P1"/>
      <text:p text:style-name="P1">DELETE FROM tbl_bugs_tcountsheet</text:p>
      <text:p text:style-name="P1">WHERE<text:tab/>"CountsheetCODE" = 'COUN000733';</text:p>
      <text:p text:style-name="P1"/>
      <text:p text:style-name="P2">Dependency Check and Inserts</text:p>
      <text:p text:style-name="P1">Contact details and dataset masters need to be referenced by countsheet inserts. <text:s/>We check that a primary contact (Philip Buckland) is in the system and that a primary master set (Bugs database) is also in the system and that it referenced the bilbio record (Buckland &amp; Buckland 2006).</text:p>
      <text:p text:style-name="P1"><text:span text:style-name="T4">Script:</text:span> <text:s/><text:span text:style-name="T8">01_Countsheets_DependencyInserts.sql</text:span></text:p>
      <text:p text:style-name="P1"/>
      <text:p text:style-name="P3">Import</text:p>
      <text:p text:style-name="P1">Propagates all the imports related to Countsheets into sample groups and datasets.</text:p>
      <text:p text:style-name="P1"><text:span text:style-name="T4">Script: </text:span><text:s/><text:span text:style-name="T8">02_TCountsheetImports.sql</text:span></text:p>
      <text:p text:style-name="P1"/>
      <text:p text:style-name="P1">NOTE: <text:s/>The imports to datasets have data that may need to be encapsulated by a lookup function. <text:s/>Why are the master_set_id &amp; method_id hard-coded? <text:s/>This was originally done in Sead 5 due to structure constraints around the methods and dimensions. <text:s/>These ought <text:soft-page-break/>to be fixed by Sead 6.</text:p>
      <text:p text:style-name="P1">TODO: <text:s/>Use look-ups instead for master_set_id &amp; method_id.</text:p>
      <text:p text:style-name="P1"/>
      <text:p text:style-name="P3">Post-Import Checking</text:p>
      <text:p text:style-name="P1"/>
      <text:p text:style-name="P2">Conflict Checking</text:p>
      <text:p text:style-name="P1">This query checks (on a field by field basis) for conflicting data. <text:s/>This is most useful for adding new data to a pre-existing data set (ie, secondary imports from other Bugs instances into Sead). <text:s/>The messages area gives formatted suggestions for updates.</text:p>
      <text:p text:style-name="P1"><text:span text:style-name="T4">Report:</text:span> <text:s/><text:span text:style-name="T10">ALL_FindTCountsheetConflicts.sql</text:span></text:p>
      <text:p text:style-name="P1"/>
      <text:p text:style-name="P2">Import Summary</text:p>
      <text:p text:style-name="P1">This query gives an oveview of stats numbers after the import.</text:p>
      <text:p text:style-name="P1"><text:span text:style-name="T4">Report:</text:span> <text:s/><text:span text:style-name="T10">03_Report_Import_Summary.sql</text:span></text:p>
      <text:p text:style-name="P1"/>
      <text:p text:style-name="P11">Samples</text:p>
      <text:p text:style-name="P1"/>
      <text:p text:style-name="P1">All of the samples populate two tables in Sead, tble_physical_samples and tbl_analysis_entities.</text:p>
      <text:p text:style-name="P1"/>
      <text:p text:style-name="P1">TODO: <text:s/>x,y,z need to relocate to tbl_sample_coordinates</text:p>
      <text:p text:style-name="P1">TODO: <text:s/>Zdepthtop/bot need to relocate to tbl_sample_dimensions</text:p>
      <text:p text:style-name="P1"/>
      <text:p text:style-name="P3">Pre-Import Checking</text:p>
      <text:p text:style-name="P1"/>
      <text:p text:style-name="P1">Pre-Import Summary</text:p>
      <text:p text:style-name="P1">This query gives a summary of what is in Bugs and Sead and indicates what will happen during the import. <text:s/>Can be run post-import as well.</text:p>
      <text:p text:style-name="P1"><text:span text:style-name="T4">Report:</text:span> <text:span text:style-name="T10"><text:s/>00_Samples_PreImportCheck.sql</text:span></text:p>
      <text:p text:style-name="P1"/>
      <text:p text:style-name="P3">Pre-Import Updates</text:p>
      <text:p text:style-name="P1"/>
      <text:p text:style-name="P1">Run the update script. <text:s/>This needs revision due to changes between versions 5 &amp; 6. <text:s/>The Bugs fields “X”, ”Y”, ”ZorBot”, and”ZorTop”.</text:p>
      <text:p text:style-name="P1"><text:span text:style-name="T4">Script:</text:span> <text:span text:style-name="T8"><text:s/>01_SampleDataUpdates</text:span></text:p>
      <text:p text:style-name="P1"/>
      <text:p text:style-name="P3">Import</text:p>
      <text:p text:style-name="P1">The import populates the samples over tbl_analysis_entities and tbl_physical_samples. Extra data on X, Y, ZorDepthTop/Bot are currently added as sample notes.</text:p>
      <text:p text:style-name="P1"><text:span text:style-name="T4">Script:</text:span> <text:s/><text:span text:style-name="T8">02_TSampleAdditions.sql</text:span></text:p>
      <text:p text:style-name="P1"/>
      <text:p text:style-name="P1">TODO: <text:s/>Populate the sample notes to the correct tables.</text:p>
      <text:p text:style-name="P1"/>
      <text:p text:style-name="P3">Post-Import Checking</text:p>
      <text:p text:style-name="P1"/>
      <text:p text:style-name="P2">Samples not Added</text:p>
      <text:p text:style-name="P1">This report shows the samples not added (due to Countsheet code not being referenced in Sead).</text:p>
      <text:p text:style-name="P1"><text:span text:style-name="T4">Report: </text:span><text:s/><text:span text:style-name="T10">03_Report_TSamplesNotInSead.sql</text:span></text:p>
      <text:p text:style-name="P1"/>
      <text:p text:style-name="P2">Confllict Checking on Analysis Entities</text:p>
      <text:p text:style-name="P1">Use this report to indicate any conflicts between existing and new analysis entites. <text:s/>Useful <text:soft-page-break/>for continued imports after initial population of Sead. <text:s/>Messages produce advised possible updates.</text:p>
      <text:p text:style-name="P1"><text:span text:style-name="T4">Report:</text:span> <text:s/><text:span text:style-name="T10">ALL_FindAnalysisEntityConflicts.sql</text:span></text:p>
      <text:p text:style-name="P1"/>
      <text:p text:style-name="P2">Conflict Checking on Physical Samples</text:p>
      <text:p text:style-name="P1">This report gives conflict checking on physical samples, again useful for continuation imports and producing messages with advisory updating.</text:p>
      <text:p text:style-name="P1"><text:span text:style-name="T4">Report:</text:span> <text:span text:style-name="T10"><text:s/>ALL_FindTSampleConflicts.sql</text:span></text:p>
      <text:p text:style-name="P1"/>
      <text:p text:style-name="P1">TODO: <text:s/>The report checking here was created for Sead 5 and the field data checking for Countsheet fields now removed need to propagate to the messaging (or other new area).</text:p>
      <text:p text:style-name="P1"/>
      <text:p text:style-name="P11">Fossils</text:p>
      <text:p text:style-name="P1"/>
      <text:p text:style-name="P1">The tfossil records from Bugs propagate to tbl_abundances area. <text:s/>Note that this depends on the taxonomic data being entered. <text:s/>Note that 'MNI' is used for abundance element_name. <text:s/>This is hardcoded now and can easily be changed for the whole group but would require work to make variable over the whole group.</text:p>
      <text:p text:style-name="P1"/>
      <text:p text:style-name="P3">Pre-Import Checking</text:p>
      <text:p text:style-name="P2"/>
      <text:p text:style-name="P2">Check Taxonomic Data </text:p>
      <text:p text:style-name="P1">Using the function CheckFossilIndexHasTaxon(). <text:s/>This scripts returns false if any taxon_id cannot be found.</text:p>
      <text:p text:style-name="P1"><text:span text:style-name="T4">Report:</text:span> <text:s/>00_CheckExistsTaxonId.sql</text:p>
      <text:p text:style-name="P1"/>
      <text:p text:style-name="P1">Check Sample Consistency</text:p>
      <text:p text:style-name="P1">Using the function CheckFossilSampleCodeHasPhysicalSample(). <text:s/>This script returns true if all the “SampleCODE”s have a valid physical_sample_id. <text:s/>Pushes warnings if multiples or null entries are found.</text:p>
      <text:p text:style-name="P1"><text:span text:style-name="T4">Report: </text:span><text:s/>00_CheckExistsPhysicalSample.sql</text:p>
      <text:p text:style-name="P1"/>
      <text:p text:style-name="P1">TODO: <text:s/>Aspects of this script need to be moved to the definition of function: GetPhysicalSampleIdBySampleCode(VARCHAR). <text:s/>This needs to be checked for each script that uses it before basically copying and pasting across. <text:s/>Notes in the script.</text:p>
      <text:p text:style-name="P1"/>
      <text:p text:style-name="P1">Conflict Checks on Taxon and Samplecode</text:p>
      <text:p text:style-name="P1">This script works and may be useful as a post-import check as well (see consistency checking).</text:p>
      <text:p text:style-name="P1"><text:span text:style-name="T4">Report:</text:span> <text:s/>00_CheckConflicts.sql</text:p>
      <text:p text:style-name="P1"/>
      <text:p text:style-name="P3">Pre-Import Updates</text:p>
      <text:p text:style-name="P1">Any data updates need to be added here if needed.</text:p>
      <text:p text:style-name="P1"/>
      <text:p text:style-name="P3">Import</text:p>
      <text:p text:style-name="P1">Imports the fossils and bugs references using a temporary table and triggger functions</text:p>
      <text:p text:style-name="P1"><text:span text:style-name="T4">Script:</text:span> <text:s/><text:span text:style-name="T8">02_ImportAbundances.sql</text:span></text:p>
      <text:p text:style-name="P1"/>
      <text:p text:style-name="P3">Post-Import Checking</text:p>
      <text:p text:style-name="P2">Consistency Checking</text:p>
      <text:p text:style-name="P1"><text:span text:style-name="T4">TODO:</text:span> <text:s/>This needs to be implemented for backwards checking in future Bugs imports to the Sead database. <text:s/>See for example the 03_* in Sites area.</text:p>
      <text:p text:style-name="P1"><text:soft-page-break/></text:p>
      <text:p text:style-name="P2">Summary</text:p>
      <text:p text:style-name="P1">This report can be used as pre-import as well. <text:s/>It gives an indication of how many abundances match to the current Bugs import group.</text:p>
      <text:p text:style-name="P1"><text:span text:style-name="T4">Report: </text:span><text:s/>03_SummaryAbundances.sql</text:p>
      <text:p text:style-name="P1"/>
      <text:p text:style-name="P11">MCR Data</text:p>
      <text:p text:style-name="P1"/>
      <text:p text:style-name="P1">All the MCR data is imported, this is almost a once only script although it is capable of adding new data if it exists in further imports. <text:s/>The script runs as a series of inserts that captures taxon_id from “CODE” and the 'BugsCEP taxonomic order' hard-coded taxonomic_order_system_name.</text:p>
      <text:p text:style-name="P1"/>
      <text:p text:style-name="P1">TODO: <text:s/>Could probably speed this up a bit by reducing the use of the get taxon_id function.</text:p>
      <text:p text:style-name="P1"/>
      <text:p text:style-name="P1">NOTE:</text:p>
      <text:p text:style-name="P1">mcr_data is a text field used to carry the 64bit MCR fields from Bugs.</text:p>
      <text:p text:style-name="P1">Taxonomic order system = 'BugsCEP taxonomic order'</text:p>
      <text:p text:style-name="P1"/>
      <text:p text:style-name="P2">Import</text:p>
      <text:p text:style-name="P1">Insert queries populate each of the mcr_names, mcr_summary_data, and mcrdata_birmbeetledat tables.</text:p>
      <text:p text:style-name="P1"><text:span text:style-name="T4">Script:</text:span> <text:s/><text:span text:style-name="T8">02_InsertMCRs.sql</text:span></text:p>
      <text:p text:style-name="P1"/>
      <text:p text:style-name="P2">Post-Import Check</text:p>
      <text:p text:style-name="P1">For a quick summary use:</text:p>
      <text:p text:style-name="P1"><text:span text:style-name="T4">Report:</text:span> 03_SummaryMCR.sql</text:p>
      <text:p text:style-name="P1"/>
      <text:p text:style-name="P11">Site Other Proxies</text:p>
      <text:p text:style-name="P1">All the sites_other_proxies data is collected as binary per site, these are then populated into the sites_other_records based on site_id. <text:s/></text:p>
      <text:p text:style-name="P1"/>
      <text:p text:style-name="P1"><text:span text:style-name="T4">NOTE:</text:span> that the site_other_proxies can have multiple entries per sitecode. <text:s/>This is not encapsulated in Sead yet.</text:p>
      <text:p text:style-name="P1"/>
      <text:p text:style-name="P1"><text:span text:style-name="T4">TODO: </text:span><text:s/>capture the other_proxy_id data in a tbl_bugs_sites_other_records table (or description in the tbl_site_other_records). <text:s/>Once this is done the duplicate data can be effectively processed (if needed??)</text:p>
      <text:p text:style-name="P1"/>
      <text:p text:style-name="P2">Pre-Import Checking</text:p>
      <text:p text:style-name="P2">Report Sites</text:p>
      <text:p text:style-name="P1">This indicates duplication in sitecode in the Bugs data. <text:s/>These will have unique other_proxy_id and need to be dealt with if not ignored.</text:p>
      <text:p text:style-name="P1"><text:span text:style-name="T4">Report:</text:span> <text:s/>00_Report_DistinctSites.sql</text:p>
      <text:p text:style-name="P1"/>
      <text:p text:style-name="P2">Pre-Import Updates</text:p>
      <text:p text:style-name="P1"/>
      <text:p text:style-name="P2">Import</text:p>
      <text:p text:style-name="P1">This processes the other proxy data, checks by site_id and record_type_id if a duplicate exists. <text:s/>(See note about other_proxy_id).</text:p>
      <text:p text:style-name="P1"><text:span text:style-name="T4">Scriipt:</text:span> <text:s/>02_Import_SitesOtherRecords.sql</text:p>
      <text:p text:style-name="P1"><text:soft-page-break/></text:p>
      <text:p text:style-name="P2">Post-Import Checking</text:p>
      <text:p text:style-name="P1">[DEPRECATE</text:p>
      <text:p text:style-name="P1">Estimate Count</text:p>
      <text:p text:style-name="P1">Legacy report, may be useful, counts records in Bugs and Sead.</text:p>
      <text:p text:style-name="P1">Report: <text:s/>03_Report_EstimateCount.sql]</text:p>
      <text:p text:style-name="P1"/>
      <text:p text:style-name="P11">Species Associations</text:p>
      <text:p text:style-name="P1"/>
      <text:p text:style-name="P1"><text:span text:style-name="T11">TODO:</text:span> <text:s/>For Update sequence there needs to be a function to check that a species association does not already exist before adding (check this for all notes).</text:p>
      <text:p text:style-name="P1">TODO: <text:s/>Not all of the species associations come through, there are probably null taxons, this needs further investigation</text:p>
      <text:p text:style-name="P1">TODO: <text:s/>Put inside a function for the all-in-one update</text:p>
      <text:p text:style-name="P2">Pre-Import Checking</text:p>
      <text:p text:style-name="P1"/>
      <text:p text:style-name="P1"><text:span text:style-name="T4">Report:</text:span> <text:s/>00_PreImportCheck_AssociatedSpeciesCodesNotInSead.sql</text:p>
      <text:p text:style-name="P1"/>
      <text:p text:style-name="P1"><text:span text:style-name="T4">Report:</text:span> <text:s/>00_PreImportCheck_SpeciesNotInSeadFromAssociatedSpecies.sql</text:p>
      <text:p text:style-name="P1"/>
      <text:p text:style-name="P2">Pre-Import Updates</text:p>
      <text:p text:style-name="P1"/>
      <text:p text:style-name="P1"><text:span text:style-name="T4">Script:</text:span> <text:s/>01_UpdateSpeicesAssociations.sql</text:p>
      <text:p text:style-name="P1"/>
      <text:p text:style-name="P2">Import</text:p>
      <text:p text:style-name="P1"/>
      <text:p text:style-name="P1"><text:span text:style-name="T4">Script:</text:span> <text:s/>02_Insert_SpeciesAssociations.sql</text:p>
      <text:p text:style-name="P1"/>
      <text:p text:style-name="P2">Post-Import Checking</text:p>
      <text:p text:style-name="P1">Summary</text:p>
      <text:p text:style-name="P1"><text:span text:style-name="T4">Report:</text:span> <text:s/>03_Summary_SpeciesAssociations.sql</text:p>
      <text:p text:style-name="P1"/>
      <text:p text:style-name="P11">Seasonality</text:p>
      <text:p text:style-name="P3"/>
      <text:p text:style-name="P1">For each seasonality this finds an activity_type, season, taxon (from code) and location (from country code) to check if the seasonality exists and add it if it doesn't. <text:s/>The country_code data is hardcoded into a function in the Import on the fly (GetLocationIdByCountryCode() ) similar to the one found in the RDB section. <text:s/></text:p>
      <text:p text:style-name="P1">NOTE: <text:s/>Currently added 'Egypt' for country code 'Eg'.</text:p>
      <text:p text:style-name="P1"/>
      <text:p text:style-name="P2">Pre-Import Checking</text:p>
      <text:p text:style-name="P1"/>
      <text:p text:style-name="P1"><text:span text:style-name="T4">Report:</text:span> <text:s/>03_SummarySeasonalities.sql</text:p>
      <text:p text:style-name="P1"/>
      <text:p text:style-name="P2">Pre-Import Updates</text:p>
      <text:p text:style-name="P1">Fixes any poorly formed seasons in the Bugs table.</text:p>
      <text:p text:style-name="P1"><text:span text:style-name="T4">Report: </text:span><text:s/>01_UpdateSeasonality.sql</text:p>
      <text:p text:style-name="P1"/>
      <text:p text:style-name="P1"><text:span text:style-name="T4">TODO: <text:s/></text:span>The country codes are done on the fly and could potentially be done here too though that would mean changing the column data for the Bugs table to have more characters. <text:s/>Currently dealt with during the import script (similar to RDB data).</text:p>
      <text:p text:style-name="P1"/>
      <text:p text:style-name="P2"><text:soft-page-break/>Import</text:p>
      <text:p text:style-name="P1">All of the functions associated with the import are created (or replaced) here before checking and adding new seasonalities.</text:p>
      <text:p text:style-name="P1"><text:span text:style-name="T4">Script:</text:span> <text:s/>02_ImportSeasonalities.sql</text:p>
      <text:p text:style-name="P1"/>
      <text:p text:style-name="P2">Post-Import Checking</text:p>
      <text:p text:style-name="P2">Summary</text:p>
      <text:p text:style-name="P1">Gives a general summary of the import counts.</text:p>
      <text:p text:style-name="P1"><text:span text:style-name="T4">Report:</text:span> <text:s/>03_SummarySeasonalities.sql</text:p>
      <text:p text:style-name="P1"/>
      <text:p text:style-name="P11">Dataset Submissions</text:p>
      <text:p text:style-name="P1"/>
      <text:p text:style-name="P1">Nothing done here regarding dataset submissions. <text:s/></text:p>
      <text:p text:style-name="P1"/>
      <text:p text:style-name="P3">Synonyms</text:p>
      <text:p text:style-name="P1">Any non-existing bugs_references are added as new biblio records. <text:s/>These will definitely need checking and fixing. <text:s/>The total biblio record ought to be added in the update if not existing already.</text:p>
      <text:p text:style-name="P1">TODO: <text:s/>need to cope with bad biblio references in the updates</text:p>
      <text:p text:style-name="P1">TODO: <text:s/>the initialisation of the taxonomic_order_system name = "REVIEW INDEX INSERTS" needs to be redefined (currently name and description are reversed) <text:s/>Where is this being added!! Current correct one is in the 00_Configuration area ..</text:p>
      <text:p text:style-name="P1">TODO: <text:s/>Check that the 00_SEAD_Structural_Changes/00_Synonyms_Table.sql is correct. Currently works assuming the changes will be made, this has also been coded for the other way around .. NEEDS CHECKING, should be fast to edit.</text:p>
      <text:p text:style-name="P1">TODO: <text:s/>Broken function: ExistsSynonym()</text:p>
      <text:p text:style-name="P1"/>
      <text:p text:style-name="P2">Pre-Import Checking</text:p>
      <text:p text:style-name="P1"/>
      <text:p text:style-name="P2">Pre-Import Updates</text:p>
      <text:p text:style-name="P1"/>
      <text:p text:style-name="P2">Import</text:p>
      <text:p text:style-name="P1"/>
      <text:p text:style-name="P2">Post-Import Checking</text:p>
      <text:p text:style-name="P1">Check for Duplicate Taxons</text:p>
      <text:p text:style-name="P1">Check for Duplicate Codes</text:p>
      <text:p text:style-name="P1"/>
      <text:p text:style-name="P3">Dating</text:p>
      <text:p text:style-name="P1"/>
      <text:p text:style-name="P1">Pre-Import Checking</text:p>
      <text:p text:style-name="P1"/>
      <text:p text:style-name="P1">Pre-Import Updates</text:p>
      <text:p text:style-name="P1"/>
      <text:p text:style-name="P1">Import</text:p>
      <text:p text:style-name="P1"/>
      <text:p text:style-name="P1">Post-Import Checking</text:p>
      <text:p text:style-name="P1"/>
      <text:p text:style-name="P1"/>
      <text:p text:style-name="P1"/>
      <text:p text:style-name="P3">Cleaning</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z" fo:country="B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z" fo:country="BT"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3-05-03T14:37:18.27</dc:date>
    <meta:generator>OpenOffice.org/3.3$Win32 OpenOffice.org_project/330m20$Build-9567</meta:generator>
    <meta:editing-duration>P8DT19H24M1S</meta:editing-duration>
    <meta:editing-cycles>128</meta:editing-cycles>
    <meta:document-statistic meta:table-count="0" meta:image-count="0" meta:object-count="0" meta:page-count="17" meta:paragraph-count="461" meta:word-count="4950" meta:character-count="33300"/>
    <dc:creator>Philip Buckland</dc:creator>
  </office:meta>
</office:document-meta>
</file>